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text-properties officeooo:rsid="00038be9" officeooo:paragraph-rsid="00038be9"/>
    </style:style>
    <style:style style:name="P2" style:family="paragraph" style:parent-style-name="Standard">
      <style:text-properties officeooo:rsid="0004086a" officeooo:paragraph-rsid="0004086a"/>
    </style:style>
    <style:style style:name="P3" style:family="paragraph" style:parent-style-name="Standard">
      <style:text-properties officeooo:rsid="0004086a" officeooo:paragraph-rsid="0005d23f"/>
    </style:style>
    <style:style style:name="P4" style:family="paragraph" style:parent-style-name="Standard">
      <style:text-properties officeooo:rsid="0004086a" officeooo:paragraph-rsid="00064f9a"/>
    </style:style>
    <style:style style:name="P5" style:family="paragraph" style:parent-style-name="Standard">
      <style:text-properties officeooo:paragraph-rsid="0005d23f"/>
    </style:style>
    <style:style style:name="P6" style:family="paragraph" style:parent-style-name="Standard">
      <style:text-properties officeooo:paragraph-rsid="00064f9a"/>
    </style:style>
    <style:style style:name="P7" style:family="paragraph" style:parent-style-name="Standard">
      <style:text-properties officeooo:rsid="000c7f17" officeooo:paragraph-rsid="000c7f17"/>
    </style:style>
    <style:style style:name="P8" style:family="paragraph" style:parent-style-name="Standard">
      <style:text-properties officeooo:rsid="000e5c17" officeooo:paragraph-rsid="000e5c17"/>
    </style:style>
    <style:style style:name="P9" style:family="paragraph" style:parent-style-name="Standard">
      <style:text-properties fo:font-weight="normal" officeooo:rsid="000e5c17" officeooo:paragraph-rsid="000e5c17" style:font-weight-asian="normal" style:font-weight-complex="normal"/>
    </style:style>
    <style:style style:name="P10" style:family="paragraph" style:parent-style-name="Standard">
      <style:text-properties fo:font-weight="normal" officeooo:rsid="000e7c01" officeooo:paragraph-rsid="000e7c01" style:font-weight-asian="normal" style:font-weight-complex="normal"/>
    </style:style>
    <style:style style:name="P11" style:family="paragraph" style:parent-style-name="Standard">
      <style:text-properties officeooo:rsid="000e7c01" officeooo:paragraph-rsid="000e7c01"/>
    </style:style>
    <style:style style:name="P12" style:family="paragraph" style:parent-style-name="Standard">
      <style:text-properties officeooo:rsid="0005d23f" officeooo:paragraph-rsid="0005d23f"/>
    </style:style>
    <style:style style:name="P13" style:family="paragraph" style:parent-style-name="Standard">
      <style:text-properties officeooo:rsid="0005d23f" officeooo:paragraph-rsid="00064f9a"/>
    </style:style>
    <style:style style:name="P14" style:family="paragraph" style:parent-style-name="Standard">
      <style:text-properties officeooo:rsid="00064f9a" officeooo:paragraph-rsid="00064f9a"/>
    </style:style>
    <style:style style:name="P15" style:family="paragraph" style:parent-style-name="Standard">
      <style:text-properties fo:font-weight="bold" officeooo:rsid="000e5c17" officeooo:paragraph-rsid="000e5c17" style:font-weight-asian="bold" style:font-weight-complex="bold"/>
    </style:style>
    <style:style style:name="T1" style:family="text">
      <style:text-properties officeooo:rsid="0004086a"/>
    </style:style>
    <style:style style:name="T2" style:family="text">
      <style:text-properties officeooo:rsid="0005d23f"/>
    </style:style>
    <style:style style:name="T3" style:family="text">
      <style:text-properties officeooo:rsid="00064f9a"/>
    </style:style>
    <style:style style:name="T4" style:family="text">
      <style:text-properties fo:font-variant="normal" fo:text-transform="none" fo:color="#000000" loext:opacity="100%" style:text-line-through-style="none" style:text-line-through-type="none" style:font-name="sans-serif" fo:font-size="9.75pt" fo:letter-spacing="normal" fo:font-style="normal" style:text-underline-style="none" fo:font-weight="normal" style:text-blinking="false"/>
    </style:style>
    <style:style style:name="T5" style:family="text">
      <style:text-properties fo:font-variant="normal" fo:text-transform="none" fo:color="#000000" loext:opacity="100%" style:text-line-through-style="none" style:text-line-through-type="none" style:font-name="sans-serif" fo:font-size="9.75pt" fo:letter-spacing="normal" fo:font-style="normal" style:text-underline-style="none" fo:font-weight="normal" officeooo:rsid="00064f9a" style:text-blinking="false"/>
    </style:style>
    <style:style style:name="T6" style:family="text">
      <style:text-properties fo:font-weight="normal" style:font-weight-asian="normal" style:font-weight-complex="normal"/>
    </style:style>
    <style:style style:name="T7" style:family="text">
      <style:text-properties officeooo:rsid="0006cf33"/>
    </style:style>
    <style:style style:name="T8" style:family="text">
      <style:text-properties officeooo:rsid="00083265"/>
    </style:style>
    <style:style style:name="T9" style:family="text">
      <style:text-properties officeooo:rsid="000e5c17"/>
    </style:style>
    <style:style style:name="T10" style:family="text">
      <style:text-properties officeooo:rsid="000fc4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ömülü Linux Projesi öncesinde bir eğitim serisi izlenmesi önerilir. Bunun için türkçe kaynak olarak bu video serisini izlemeniz <text:a xlink:type="simple" xlink:href="https://www.youtube.com/playlist?list=PLlKf4EyiSijBz9dsXVGe7a-R6wJCvSRXt" text:style-name="Internet_20_link" text:visited-style-name="Visited_20_Internet_20_Link">önerilir…</text:a></text:p>
      <text:p text:style-name="P1"/>
      <text:p text:style-name="P1">Bu video serisinde kullanılacak kaynaklara ulaşmak için <text:a xlink:type="simple" xlink:href="https://bootlin.com/doc/training/yocto/" text:style-name="Internet_20_link" text:visited-style-name="Visited_20_Internet_20_Link">tıklayınız…</text:a></text:p>
      <text:p text:style-name="P1"/>
      <text:p text:style-name="P2">Eğitim serisinden sonra yapılması gereken kendi board ımıza kendi image’mizi kurmakdır. Bunun için biz IMX8MP kullandığımız için bunu seçerek bir multimedia image(Ekran ve diğer fonksiyonları kullanabilmek için) derleyeceğiz. Kendi image’imizi oluşturabilmek için Torizon bizlere bir yol haritası çıkarmış. Bu imagi nasıl oluşturacağımızı görmek için <text:a xlink:type="simple" xlink:href="https://developer.toradex.com/linux-bsp/os-development/build-yocto/build-a-reference-image-with-yocto-projectopenembedded/" text:style-name="Internet_20_link" text:visited-style-name="Visited_20_Internet_20_Link">tıklayınız…</text:a></text:p>
      <text:p text:style-name="P2"/>
      <text:p text:style-name="P2">Ekte verilen işlemleri yaparken hata ile karşılaşma olasılığınız yüksektir. Fakat eksik paket olmadığı sürece bu hatanın sebebi CPU’nuzun işlem hacminin yetmemesi olacaktır. Bu hataları düzeltmek için </text:p>
      <text:p text:style-name="P5"><text:span text:style-name="T1">- Öncelikle torizonun bizden istediği donanım özelliklerini ayarlamanız gerekmektedir. </text:span><text:span text:style-name="T2">Gereksinimler için </text:span><text:a xlink:type="simple" xlink:href="https://developer.toradex.com/linux-bsp/os-development/build-yocto/build-a-reference-image-with-yocto-projectopenembedded/#building-a-reference-image-with-yocto-project" text:style-name="Internet_20_link" text:visited-style-name="Visited_20_Internet_20_Link"><text:span text:style-name="T2">tıklayınız...</text:span></text:a></text:p>
      <text:p text:style-name="P2">- Linux da swap alanını nasıl arttırılması gerektiğini öğreniniz. <text:span text:style-name="T2">En az 32GB swap alanı oluşturunuz.</text:span></text:p>
      <text:p text:style-name="P3">- <text:span text:style-name="T2">Derleme işleminde “layers/meta-qt5/recipes-qt/qt5/qtserialbus_git.bb:do_compile) failed with exit code '1'” gibi bir hata ‘do_compile veya failed with exit code’1’ ’ gibi bir hata almanız CPU’nun yetersizliğini belirtir. Eğer sisteminiz çökmediyse:</text:span></text:p>
      <text:p text:style-name="P12">“ bitbake -c clean qtserialbus” ve “bitbake -c cleansstate qtserialbus ” komutları(derleyemeyen dosya ne ise onu yazınız) ile ilgili build yerini silip “bitbake -k qtserialbus” ile tekrar derleyiniz.</text:p>
      <text:p text:style-name="P13">-Eğer derleme işleminiz sonucu hata vermeden çökdüyse tüm build’i silip tekrar yapmalısınız. Bunu yapmadan önce swap alanını daha da arttırın.</text:p>
      <text:p text:style-name="P4"/>
      <text:p text:style-name="P14">Derleme sonrası bir layer eklemek istersek :</text:p>
      <text:p text:style-name="P6"><text:span text:style-name="T2">- </text:span><text:span text:style-name="T3">Layerların olduğu konuma ilgili layer’in(biz meta-mono kullandık) git dosyalarını klone edin. Herhangi bir sürüm hatası olmaması için doğru sürümü oluşturun.(biz </text:span><text:a xlink:type="simple" xlink:href="https://git.toradex.com/cgit/meta-toradex-nxp.git/log/?h=scarthgap-7.x.y" text:style-name="Internet_20_link" text:visited-style-name="Visited_20_Internet_20_Link">scarthgap</text:a><text:span text:style-name="T4"> </text:span><text:span text:style-name="T5">sürümünü kullandığımız için meta-mono yuda ona göre indirdik</text:span><text:span text:style-name="T3">). </text:span><text:span text:style-name="T7">İstenilen sürüm için “git checkout -b &lt;sürüm&gt;” komutu ile geçiş yaptık.</text:span></text:p>
      <text:p text:style-name="P6">- <text:span text:style-name="T8">meta-mono layerının entegresi için “bblayer.conf ve local.conf” dosyalarını düzenlemeyi unutmayınız!!!</text:span></text:p>
      <text:p text:style-name="P6"/>
      <text:p text:style-name="P7">Build ettiğimiz image yi kartımıza atmak için önce kullanıcağınız işlemciye erişebilmek için Toradex Easy Installer’ı indiriyoruz. Nasıl yapılacağını öğrenmek için <text:a xlink:type="simple" xlink:href="https://developer.toradex.com/easy-installer/toradex-easy-installer/download-tezi#version-6" text:style-name="Internet_20_link" text:visited-style-name="Visited_20_Internet_20_Link">tıklayınız...</text:a> </text:p>
      <text:p text:style-name="P7">Verdin Development Board ı recovery moda alıyoruz. Nasıl yapılacağını öğrenmek için <text:a xlink:type="simple" xlink:href="https://developer.toradex.com/easy-installer/toradex-easy-installer/loading-toradex-easy-installer#start" text:style-name="Internet_20_link" text:visited-style-name="Visited_20_Internet_20_Link">tıklayınız…</text:a></text:p>
      <text:p text:style-name="P7"/>
      <text:p text:style-name="P7">İşlemleri sorunsuz olarak tamamladıysanız artık karta erişebiliyor ve istediğiniz image’yi atabiliyorsunuz ve Recovery modundaki işlemcinizi <text:span text:style-name="T9">(Tiger VNC, Real viewer vb. Uygulamalar ile ip numarasını yazarak ulaşabiliyorsunuz.)</text:span>. Bu image yi yükleyebilmek için “ ../build/deploy/images/verdin-imx8mp” klasörü içinde oluşan ‘Verdin-iMX8MP_Reference-Multimedia-Image-Tezi_7.1.0-devel-20241118120332+build.0.tar’ bu veya benzeri dosyayı flash’ınıza atın ve zipden çıkartın.</text:p>
      <text:p text:style-name="P8">Flash ı boardınıza taktığınız vakit image gözükecektir. Bunu yükleyiniz.</text:p>
      <text:p text:style-name="P8">İmage sorunsuz yüklendiği vakit sistemi ‘reboot’ ederek programı görebilirsiniz.</text:p>
      <text:p text:style-name="P15"/>
      <text:p text:style-name="P9">Type-c kablonuzu seri terminal girişine takınız ve “sudo picocom /dev/ttyUSB3 -b 115200” ile terminale erişin.(Biz picocom kullandık ve USB3 portundan veri aldığımız için bu komutu kullandık. Kendinize göre düzenleyiniz.) <text:span text:style-name="T10">Terminale eriştikden sonra eğer hiçbirşey yazamıyorsanız ya sistem kapalıdır yada yanlış porttasınız. Lütfen kontrol ediniz. Terminale eriştikden sonra ‘root’ komutu ile terminale tam geçiş yapabilirsiniz.</text:span></text:p>
      <text:p text:style-name="P15"/>
      <text:p text:style-name="P15"/>
      <text:p text:style-name="P15"><text:soft-page-break/>NOTE: Eğer image yüklendikden sonra beyaz bir ekran çıkıyorsa veya ekrana veri gidiyor fakat net bir arka plan oluşmuyorsa bunun sebebi derlemeniz esnasında oluşan reklamlardır. Bunu engellemek için board ın seri terminaline erişip ‘systemctl disable wayland-app-launch.service’ yazıp tekrar reset atın. Olmazsa işlemi tekrarlayınız. </text:p>
      <text:p text:style-name="P15"/>
      <text:p text:style-name="P10">Artık seri terminale erişiyor ve image inizi görebiliyorsunuz. Bundan sonraki işlemler çoğunlukla terminal üzerinden yapılacaktır. Biz Mission Planer yüklemek istiyoruz. Bunun için kaynak kodu görmek için <text:a xlink:type="simple" xlink:href="https://ardupilot.org/planner/docs/mission-planner-installation.html#mission-planner-on-linux" text:style-name="Internet_20_link" text:visited-style-name="Visited_20_Internet_20_Link">tıklayınız…</text:a></text:p>
      <text:p text:style-name="P10"/>
      <text:p text:style-name="P11"><text:span text:style-name="T6">Yukarıdaki ekdeki uygulamayı indiriniz ve zipden çıkartıp flash’a atınız.</text:span><text:span text:style-name="T9"> </text:span>Sonra bu flash ı board a takarak, ister flash’a erişerek istersek de bir klasör oluşturup işlemcinin içine bu programı atarak çalıştırabiliriz. </text:p>
      <text:p text:style-name="P11"/>
      <text:p text:style-name="P11">Biz daha önce meta-mono layer’ını zaten ekledik. Bunun amacı missionPlaner gibi uygulamaların windows a uyumlu olması ve biz windows olmayan bir işletim sisteminde bunu çalıştırmak istememizdi. Bunun için “mono ../MissionPlaner.exe” yerine gidip çalıştırabilirsiniz. Böylelikle uygulamaya erişebileceksiniz. </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0T08:51:10.825224826</meta:creation-date>
    <meta:generator>LibreOffice/7.3.7.2$Linux_X86_64 LibreOffice_project/30$Build-2</meta:generator>
    <dc:date>2024-11-20T09:53:42.257416481</dc:date>
    <meta:editing-duration>PT43M19S</meta:editing-duration>
    <meta:editing-cycles>10</meta:editing-cycles>
    <meta:document-statistic meta:table-count="0" meta:image-count="0" meta:object-count="0" meta:page-count="2" meta:paragraph-count="22" meta:word-count="548" meta:character-count="4430" meta:non-whitespace-character-count="3899"/>
  </office:meta>
</office:document-meta>
</file>